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809cm" style:rel-column-width="26246*"/>
    </style:style>
    <style:style style:name="Таблица1.B" style:family="table-column">
      <style:table-column-properties style:column-width="10.192cm" style:rel-column-width="3928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7" style:family="table-row">
      <style:table-row-properties style:min-row-height="5.711cm"/>
    </style:style>
    <style:style style:name="Таблица1.27" style:family="table-row">
      <style:table-row-properties style:min-row-height="1.674cm"/>
    </style:style>
    <style:style style:name="Таблица1.46" style:family="table-row">
      <style:table-row-properties style:min-row-height="3.291cm"/>
    </style:style>
    <style:style style:name="Таблица1.51" style:family="table-row">
      <style:table-row-properties style:min-row-height="15.498cm"/>
    </style:style>
    <style:style style:name="Таблица1.64" style:family="table-row">
      <style:table-row-properties style:min-row-height="6.745cm"/>
    </style:style>
    <style:style style:name="Таблица1.76" style:family="table-row">
      <style:table-row-properties style:min-row-height="5.495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style:font-name="Tahoma" fo:font-size="10pt" style:font-size-asian="10pt" style:font-size-complex="10pt"/>
    </style:style>
    <style:style style:name="P11" style:family="paragraph" style:parent-style-name="Table_20_Contents">
      <style:text-properties style:font-name="Tahoma" fo:font-size="9pt" style:font-size-asian="9pt" style:font-size-complex="9pt"/>
    </style:style>
    <style:style style:name="P12" style:family="paragraph" style:parent-style-name="Table_20_Contents">
      <style:text-properties style:font-name="Tahoma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Tahoma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Шаблон страницы</text:p>
          </table:table-cell>
          <table:table-cell table:style-name="Таблица1.B2" office:value-type="string">
            <text:p text:style-name="P3">&lt;!doctype html&gt;</text:p>
            <text:p text:style-name="Table_20_Contents">&lt;html&gt;</text:p>
            <text:p text:style-name="Table_20_Contents">&lt;head&gt;</text:p>
            <text:p text:style-name="Table_20_Contents"><text:tab/><text:span text:style-name="T1">&lt;meta charset="UTF-8" /&gt;</text:span></text:p>
            <text:p text:style-name="Table_20_Contents"><text:tab/>&lt;title&gt;Привет&lt;/title&gt;</text:p>
            <text:p text:style-name="Table_20_Contents">&lt;/head&gt;</text:p>
            <text:p text:style-name="Table_20_Contents">&lt;body&gt;</text:p>
            <text:p text:style-name="Table_20_Contents"/>
            <text:p text:style-name="Table_20_Contents">&lt;p&gt;Привет мир&lt;/p&gt;</text:p>
            <text:p text:style-name="Table_20_Contents"/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Таблица1.A2" office:value-type="string">
            <text:p text:style-name="Table_20_Contents">Создание собственных тегов</text:p>
          </table:table-cell>
          <table:table-cell table:style-name="Таблица1.B2" office:value-type="string">
            <text:p text:style-name="P6">Описание стилей</text:p>
            <text:p text:style-name="Table_20_Contents"/>
            <text:p text:style-name="Table_20_Contents">&lt;style&gt;</text:p>
            <text:p text:style-name="Table_20_Contents"><text:tab/><text:span text:style-name="T1">maxim</text:span></text:p>
            <text:p text:style-name="Table_20_Contents"><text:tab/>{</text:p>
            <text:p text:style-name="Table_20_Contents"><text:tab/> <text:s text:c="4"/>background: #00FF00;</text:p>
            <text:p text:style-name="Table_20_Contents"><text:tab/>}</text:p>
            <text:p text:style-name="Table_20_Contents">&lt;/style&gt;</text:p>
            <text:p text:style-name="Table_20_Contents"/>
            <text:p text:style-name="P5">Содержимое тела</text:p>
            <text:p text:style-name="Table_20_Contents"/>
            <text:p text:style-name="Table_20_Contents"><text:span text:style-name="T1">&lt;maxim&gt;</text:span>Ла ла ла<text:span text:style-name="T1">&lt;/maxim&gt;</text:span></text:p>
          </table:table-cell>
        </table:table-row>
        <table:table-row>
          <table:table-cell table:style-name="Таблица1.B2" table:number-columns-spanned="2" office:value-type="string">
            <text:p text:style-name="P1">События <text:span text:style-name="T2">HTML5</text:span>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быте <text:span text:style-name="T3">onload</text:span><text:span text:style-name="T2"> </text:span><text:span text:style-name="T5">вызывается после полной загрузки страницы</text:span></text:p>
          </table:table-cell>
          <table:table-cell table:style-name="Таблица1.B2" office:value-type="string">
            <text:p text:style-name="Table_20_Contents">var box;</text:p>
            <text:p text:style-name="Table_20_Contents"/>
            <text:p text:style-name="P3">window.onload = function()</text:p>
            <text:p text:style-name="P3">{</text:p>
            <text:p text:style-name="Table_20_Contents"><text:tab/>box = document.getElementById('box');</text:p>
            <text:p text:style-name="Table_20_Contents"><text:tab/>box.innerHTML = "12345";</text:p>
            <text:p text:style-name="P3">}</text:p>
          </table:table-cell>
        </table:table-row>
        <table:table-row>
          <table:table-cell table:style-name="Таблица1.A2" office:value-type="string">
            <text:p text:style-name="Table_20_Contents">Событие <text:span text:style-name="T1">onkeydown</text:span> вызывается после нажатия на клавишу</text:p>
          </table:table-cell>
          <table:table-cell table:style-name="Таблица1.B2" office:value-type="string">
            <text:p text:style-name="P3">window.onkeydown = function(event)</text:p>
            <text:p text:style-name="Table_20_Contents">{<text:tab/></text:p>
            <text:p text:style-name="Table_20_Contents"><text:tab/>var n = <text:span text:style-name="T1">event.keyCode</text:span>;</text:p>
            <text:p text:style-name="Table_20_Contents"><text:tab/>if(n == 65) alert('hello')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Получение координат мыши с использованием события <text:s/><text:span text:style-name="T1">onmousemove</text:span></text:p>
          </table:table-cell>
          <table:table-cell table:style-name="Таблица1.B2" office:value-type="string">
            <text:p text:style-name="Table_20_Contents"><text:span text:style-name="T1">window.onmousemove</text:span> = function(<text:span text:style-name="T1">event</text:span>)</text:p>
            <text:p text:style-name="Table_20_Contents">{</text:p>
            <text:p text:style-name="Table_20_Contents"><text:tab/>xx = <text:span text:style-name="T1">event.clientX</text:span>;</text:p>
            <text:p text:style-name="Table_20_Contents"><text:tab/>yy = <text:span text:style-name="T1">event.clientY</text:span>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Событие, которое вызывается при изменении текста в поле ввода</text:p>
          </table:table-cell>
          <table:table-cell table:style-name="Таблица1.B2" office:value-type="string">
            <text:p text:style-name="Table_20_Contents">&lt;textarea id = 't1' <text:span text:style-name="T1">oninput</text:span> = 'finp()'&gt;&lt;/textarea&gt;</text:p>
            <text:p text:style-name="Table_20_Contents"/>
            <text:p text:style-name="Table_20_Contents">function finp()</text:p>
            <text:p text:style-name="Table_20_Contents">{</text:p>
            <text:p text:style-name="Table_20_Contents"><text:s text:c="4"/><text:span text:style-name="T1"><text:s/>. . . </text:span></text:p>
            <text:p text:style-name="Table_20_Contents">}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2">Убрать специальные символы из строки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Table_20_Contents">function killTegs(s)</text:p>
            <text:p text:style-name="Table_20_Contents">{</text:p>
            <text:p text:style-name="Table_20_Contents"><text:s/>return s.replace(/&amp;/g, "&amp;amp;").replace(/&gt;/g, "&amp;gt;").replace(/&lt;/g, "&amp;lt;").replace(/"/g, "&amp;quot;");</text:p>
            <text:p text:style-name="Table_20_Contents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Заменить все переносы строк на <text:span text:style-name="T2">&lt;br&gt;</text:span>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Table_20_Contents">function makeBr(s) </text:p>
            <text:p text:style-name="Table_20_Contents">{ </text:p>
            <text:p text:style-name="Table_20_Contents"><text:s text:c="4"/>return s.replace(/([^&gt;])\n/g, '$1&lt;br/&gt;');</text:p>
            <text:p text:style-name="Table_20_Contents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XMLHttpRequest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7">var ansRequest = '@@@';</text:p>
            <text:p text:style-name="P8">var r = new XMLHttpRequest();</text:p>
            <text:p text:style-name="P7"/>
            <text:p text:style-name="P7">function myQuery(<text:span text:style-name="T1">script</text:span>)</text:p>
            <text:p text:style-name="P7">{</text:p>
            <text:p text:style-name="P7"><text:tab/><text:span text:style-name="T1">r</text:span>.open("POST",<text:span text:style-name="T1">script</text:span>);</text:p>
            <text:p text:style-name="P7"><text:tab/><text:span text:style-name="T1">r</text:span>.setRequestHeader("Content-Type","text/plain;charset=UTF-8");</text:p>
            <text:p text:style-name="P7"><text:tab/><text:span text:style-name="T1">r</text:span>.send(null);</text:p>
            <text:p text:style-name="P7"><text:tab/><text:span text:style-name="T1">r</text:span>.onreadystatechange = function()</text:p>
            <text:p text:style-name="P7"><text:tab/>{</text:p>
            <text:p text:style-name="P7"><text:tab/><text:tab/>if(<text:span text:style-name="T1">r</text:span>.readyState === 4 &amp;&amp; <text:span text:style-name="T1">r</text:span>.status === 200) ansRequest = <text:span text:style-name="T1">r</text:span>.responseText + "";</text:p>
            <text:p text:style-name="P7"><text:tab/>}</text:p>
            <text:p text:style-name="P7"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тправка запроса на сервер</text:p>
          </table:table-cell>
          <table:table-cell table:style-name="Таблица1.B2" office:value-type="string">
            <text:p text:style-name="Table_20_Contents">myQuery("scr2.php?s=" + s);</text:p>
          </table:table-cell>
        </table:table-row>
        <table:table-row>
          <table:table-cell table:style-name="Таблица1.A2" office:value-type="string">
            <text:p text:style-name="Table_20_Contents">Отслеживание получения результата</text:p>
            <text:p text:style-name="P9"/>
            <text:p text:style-name="P9"/>
          </table:table-cell>
          <table:table-cell table:style-name="Таблица1.B2" office:value-type="string">
            <text:p text:style-name="Table_20_Contents">function <text:span text:style-name="T8">f2()</text:span></text:p>
            <text:p text:style-name="Table_20_Contents">{</text:p>
            <text:p text:style-name="Table_20_Contents"><text:s text:c="5"/>if(<text:span text:style-name="T1">ansRequest != '@@@'</text:span>)</text:p>
            <text:p text:style-name="Table_20_Contents"><text:s text:c="4"/>{<text:tab/></text:p>
            <text:p text:style-name="Table_20_Contents"><text:tab/>box.innerHTML += (<text:span text:style-name="T1">ansRequest</text:span> + '&lt;br&gt;');</text:p>
            <text:p text:style-name="Table_20_Contents"><text:tab/><text:span text:style-name="T1">ansRequest = '@@@';</text:span><text:tab/></text:p>
            <text:p text:style-name="Table_20_Contents"><text:s text:c="4"/>}</text:p>
            <text:p text:style-name="Table_20_Contents">}</text:p>
            <text:p text:style-name="Table_20_Contents"/>
            <text:p text:style-name="Table_20_Contents">var interval;</text:p>
            <text:p text:style-name="Table_20_Contents">interval = setInterval(<text:span text:style-name="T8">f2</text:span>,50);</text:p>
          </table:table-cell>
        </table:table-row>
        <table:table-row table:style-name="Таблица1.17">
          <table:table-cell table:style-name="Таблица1.A2" office:value-type="string">
            <text:p text:style-name="Table_20_Contents">Код в scr2.php</text:p>
          </table:table-cell>
          <table:table-cell table:style-name="Таблица1.B2" office:value-type="string">
            <text:p text:style-name="Table_20_Contents">&lt;?php</text:p>
            <text:p text:style-name="Table_20_Contents"><text:tab/>$s = $_REQUEST['s'];<text:tab/></text:p>
            <text:p text:style-name="Table_20_Contents"><text:tab/>$s = $s + 0;<text:tab/></text:p>
            <text:p text:style-name="Table_20_Contents"><text:tab/>$s = $s * 2;<text:tab/></text:p>
            <text:p text:style-name="Table_20_Contents"><text:tab/>$s = $s . "";<text:tab/></text:p>
            <text:p text:style-name="Table_20_Contents"><text:tab/>echo $s;</text:p>
            <text:p text:style-name="Table_20_Contents">?&gt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">Красивое текстовое поле ввод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тиль <text:span text:style-name="T2">CSS</text:span></text:p>
          </table:table-cell>
          <table:table-cell table:style-name="Таблица1.B2" office:value-type="string">
            <text:p text:style-name="Table_20_Contents">.imp</text:p>
            <text:p text:style-name="Table_20_Contents">{</text:p>
            <text:p text:style-name="Table_20_Contents"><text:tab/>font-size: 20px;</text:p>
            <text:p text:style-name="Table_20_Contents"><text:tab/><text:span text:style-name="T1">border-style: solid;</text:span></text:p>
            <text:p text:style-name="Table_20_Contents"><text:tab/>border-color: #666666;</text:p>
            <text:p text:style-name="Table_20_Contents"><text:tab/><text:span text:style-name="T1">border-radius: 5px 5px 5px 5px;</text:span></text:p>
            <text:p text:style-name="Table_20_Contents"><text:tab/><text:span text:style-name="T1">outline: none;</text:span></text:p>
            <text:p text:style-name="Table_20_Contents"><text:tab/>padding-left: 15px;</text:p>
            <text:p text:style-name="Table_20_Contents"><text:tab/>padding-right: 15px;</text:p>
            <text:p text:style-name="Table_20_Contents"><text:tab/>padding-top: 10px;</text:p>
            <text:p text:style-name="Table_20_Contents"><text:tab/>padding-bottom: 10px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Применение стиля к полю ввода</text:p>
          </table:table-cell>
          <table:table-cell table:style-name="Таблица1.B2" office:value-type="string">
            <text:p text:style-name="Table_20_Contents">&lt;input type="text" id="t1" name = 't1' value="" size="50" maxlength = "40" <text:span text:style-name="T1">class = 'imp'</text:span> placeholder = 'Login' /&gt;</text:p>
          </table:table-cell>
        </table:table-row>
        <table:table-row>
          <table:table-cell table:style-name="Таблица1.B2" table:number-columns-spanned="2" office:value-type="string">
            <text:p text:style-name="P1">Красивая кнопк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тиль кнопки <text:span text:style-name="T2">CSS</text:span></text:p>
          </table:table-cell>
          <table:table-cell table:style-name="Таблица1.B2" office:value-type="string">
            <text:p text:style-name="Table_20_Contents">.btn</text:p>
            <text:p text:style-name="Table_20_Contents">{</text:p>
            <text:p text:style-name="Table_20_Contents"><text:tab/>font-size: 20px;</text:p>
            <text:p text:style-name="Table_20_Contents"><text:tab/><text:span text:style-name="T1">border-style: solid;</text:span></text:p>
            <text:p text:style-name="Table_20_Contents"><text:tab/>border-color: #666666;</text:p>
            <text:p text:style-name="Table_20_Contents"><text:tab/>padding-left: 30px;</text:p>
            <text:p text:style-name="Table_20_Contents"><text:tab/>padding-right: 30px;</text:p>
            <text:p text:style-name="Table_20_Contents"><text:tab/>padding-top: 10px;</text:p>
            <text:p text:style-name="Table_20_Contents"><text:tab/>padding-bottom: 10px;</text:p>
            <text:p text:style-name="Table_20_Contents"><text:tab/><text:span text:style-name="T1">outline: none;</text:span></text:p>
            <text:p text:style-name="Table_20_Contents"><text:tab/><text:span text:style-name="T1">border-radius: 50px 50px 50px 50px;</text:span></text:p>
            <text:p text:style-name="Table_20_Contents"><text:tab/>background-color: #CCCCCC;</text:p>
            <text:p text:style-name="Table_20_Contents"><text:tab/><text:span text:style-name="T1">cursor: pointer;</text:span></text:p>
            <text:p text:style-name="Table_20_Contents">}</text:p>
            <text:p text:style-name="Table_20_Contents"/>
            <text:p text:style-name="Table_20_Contents">.btn:hover</text:p>
            <text:p text:style-name="Table_20_Contents">{</text:p>
            <text:p text:style-name="Table_20_Contents"><text:tab/>background-color: #FFEFD5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Применение стиля к кнопке</text:p>
          </table:table-cell>
          <table:table-cell table:style-name="Таблица1.B2" office:value-type="string">
            <text:p text:style-name="Table_20_Contents">&lt;input type="button" id = "b1" value="Нажми на меня" <text:span text:style-name="T1">class = 'btn'</text:span> /&gt;</text:p>
          </table:table-cell>
        </table:table-row>
        <table:table-row>
          <table:table-cell table:style-name="Таблица1.A2" office:value-type="string">
            <text:p text:style-name="Table_20_Contents">Сделать разрыв слова, если оно не вмещается в бокс</text:p>
          </table:table-cell>
          <table:table-cell table:style-name="Таблица1.B2" office:value-type="string">
            <text:p text:style-name="Table_20_Contents">&lt;wbr&gt;</text:p>
          </table:table-cell>
        </table:table-row>
        <table:table-row>
          <table:table-cell table:style-name="Таблица1.A2" office:value-type="string">
            <text:p text:style-name="Table_20_Contents">Сделать рамку вокруг текста с названием внутри тега </text:p>
            <text:p text:style-name="Table_20_Contents">legend</text:p>
          </table:table-cell>
          <table:table-cell table:style-name="Таблица1.B2" office:value-type="string">
            <text:p text:style-name="Table_20_Contents">&lt;fieldset&gt;</text:p>
            <text:p text:style-name="Table_20_Contents"><text:tab/>&lt;legend&gt; Message &lt;/legend&gt;</text:p>
            <text:p text:style-name="Table_20_Contents"><text:tab/>&lt;p&gt;Hello wonderful world&lt;/p&gt;</text:p>
            <text:p text:style-name="Table_20_Contents">&lt;/fieldset&gt;</text:p>
          </table:table-cell>
        </table:table-row>
        <table:table-row>
          <table:table-cell table:style-name="Таблица1.A2" office:value-type="string">
            <text:p text:style-name="Table_20_Contents">Установить фокус на элементе ввода при загрузке страницы</text:p>
          </table:table-cell>
          <table:table-cell table:style-name="Таблица1.B2" office:value-type="string">
            <text:p text:style-name="Table_20_Contents">&lt;input type = 'text' id = 't3' name = 't3' <text:span text:style-name="T1">autofocus</text:span>&gt;</text:p>
          </table:table-cell>
        </table:table-row>
        <table:table-row table:style-name="Таблица1.27">
          <table:table-cell table:style-name="Таблица1.A2" office:value-type="string">
            <text:p text:style-name="Table_20_Contents">Сделать поле ввода обязательным для заполнения</text:p>
          </table:table-cell>
          <table:table-cell table:style-name="Таблица1.B2" office:value-type="string">
            <text:p text:style-name="Table_20_Contents">&lt;input type = 'text' id = 't3' name = 't3' <text:span text:style-name="T1">required</text:span>&gt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4">Регулярные выражения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делать так, чтобы можно было отправлять из формы только строки, содержащие<text:span text:style-name="T9"> в начале 3 заглавные буквы, потом слово «</text:span><text:span text:style-name="T4">maxim</text:span><text:span text:style-name="T6">», потом 4 цифры</text:span></text:p>
          </table:table-cell>
          <table:table-cell table:style-name="Таблица1.B2" office:value-type="string">
            <text:p text:style-name="Table_20_Contents">&lt;input type = 'text' id = 't1' name = 't1' </text:p>
            <text:p text:style-name="Table_20_Contents"><text:span text:style-name="T1">pattern = "[A-Z]{3}maxim[0-9]{4}"</text:span>&gt;</text:p>
          </table:table-cell>
        </table:table-row>
        <table:table-row>
          <table:table-cell table:style-name="Таблица1.A2" office:value-type="string">
            <text:p text:style-name="Table_20_Contents">Отключить проверку орфографии в поле ввода и не подчёркивать вводимые слова</text:p>
          </table:table-cell>
          <table:table-cell table:style-name="Таблица1.B2" office:value-type="string">
            <text:p text:style-name="Table_20_Contents">&lt;input type = 'text' id = 't1' name = 't1' </text:p>
            <text:p text:style-name="Table_20_Contents"><text:span text:style-name="T1">spellcheck = 'false'</text:span>&gt;</text:p>
          </table:table-cell>
        </table:table-row>
        <table:table-row>
          <table:table-cell table:style-name="Таблица1.A2" office:value-type="string">
            <text:p text:style-name="Table_20_Contents">Не показывать информацию, которая до этого вводилась в поле ввода</text:p>
          </table:table-cell>
          <table:table-cell table:style-name="Таблица1.B2" office:value-type="string">
            <text:p text:style-name="Table_20_Contents">&lt;input type = 'text' id = 't1' name = 't1' </text:p>
            <text:p text:style-name="Table_20_Contents"><text:span text:style-name="T10">autocomplete = 'off'</text:span>&gt;</text:p>
          </table:table-cell>
        </table:table-row>
        <table:table-row>
          <table:table-cell table:style-name="Таблица1.B2" table:number-columns-spanned="2" office:value-type="string">
            <text:p text:style-name="P1">Дополнительные виды полей ввод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оле ввода <text:span text:style-name="T5">электронной почты</text:span></text:p>
          </table:table-cell>
          <table:table-cell table:style-name="Таблица1.B2" office:value-type="string">
            <text:p text:style-name="Table_20_Contents">&lt;input <text:span text:style-name="T1">type = 'email'</text:span> id = 't1' name = 't1'&gt;</text:p>
          </table:table-cell>
        </table:table-row>
        <table:table-row>
          <table:table-cell table:style-name="Таблица1.A2" office:value-type="string">
            <text:p text:style-name="Table_20_Contents">Поле ввода выбора цвета</text:p>
          </table:table-cell>
          <table:table-cell table:style-name="Таблица1.B2" office:value-type="string">
            <text:p text:style-name="Table_20_Contents">&lt;input <text:span text:style-name="T1">type = 'color'</text:span> id = 't1' name = 't1' </text:p>
            <text:p text:style-name="Table_20_Contents"><text:span text:style-name="T1">oninput = 'f1(this)'</text:span>&gt;</text:p>
            <text:p text:style-name="Table_20_Contents"/>
            <text:p text:style-name="P5">Функция, вызывающаяся при выборе другого цвета</text:p>
            <text:p text:style-name="Table_20_Contents"/>
            <text:p text:style-name="P10">&lt;script&gt;</text:p>
            <text:p text:style-name="P10"><text:tab/>function f1(elem)</text:p>
            <text:p text:style-name="P10"><text:tab/>{</text:p>
            <text:p text:style-name="P10"><text:tab/><text:tab/>var s = "Your color: " + elem.value;</text:p>
            <text:p text:style-name="P10"><text:tab/><text:tab/>alert(s);</text:p>
            <text:p text:style-name="P10"><text:tab/>}</text:p>
            <text:p text:style-name="P10">&lt;/script&gt;</text:p>
          </table:table-cell>
        </table:table-row>
        <table:table-row>
          <table:table-cell table:style-name="Таблица1.A2" office:value-type="string">
            <text:p text:style-name="P7">Поле ввода целого числа</text:p>
          </table:table-cell>
          <table:table-cell table:style-name="Таблица1.B2" office:value-type="string">
            <text:p text:style-name="Table_20_Contents">&lt;input <text:span text:style-name="T1">type = 'number'</text:span> id = 't1' name = 't1'&gt;</text:p>
          </table:table-cell>
        </table:table-row>
        <table:table-row>
          <table:table-cell table:style-name="Таблица1.A2" office:value-type="string">
            <text:p text:style-name="Table_20_Contents">Создание ползунка для ввода</text:p>
          </table:table-cell>
          <table:table-cell table:style-name="Таблица1.B2" office:value-type="string">
            <text:p text:style-name="Table_20_Contents">&lt;input <text:span text:style-name="T1">type = 'range'</text:span> id = 't1' name = 't1' </text:p>
            <text:p text:style-name="Table_20_Contents"><text:span text:style-name="T1">min = '50' max = '80'</text:span>&gt;</text:p>
          </table:table-cell>
        </table:table-row>
        <table:table-row>
          <table:table-cell table:style-name="Таблица1.B2" table:number-columns-spanned="2" office:value-type="string">
            <text:p text:style-name="P1">Считывание из текстового файл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дим элемент, в который будет сохранено содержимое файла</text:p>
          </table:table-cell>
          <table:table-cell table:style-name="Таблица1.B2" office:value-type="string">
            <text:p text:style-name="Table_20_Contents">&lt;p id = <text:span text:style-name="T1">'ansBox'</text:span>&gt; &lt;/p&gt;</text:p>
          </table:table-cell>
        </table:table-row>
        <table:table-row>
          <table:table-cell table:style-name="Таблица1.B2" table:number-columns-spanned="2" office:value-type="string">
            <text:p text:style-name="P3">Создадим элементы для выбора файла на компьютере пользователя</text:p>
            <text:p text:style-name="Table_20_Contents"/>
            <text:p text:style-name="Table_20_Contents">&lt;input class = <text:s/>'noElement' type = "file" id = "myF" onchange = "workWithFile(this.files)"&gt;</text:p>
            <text:p text:style-name="Table_20_Contents">&lt;input type = 'button' onclick = 'useFileReader()' value = 'Найти файл'&gt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3">Функции для чтения из файла и сохранения результата</text:p>
            <text:p text:style-name="P10"/>
            <text:p text:style-name="P10">&lt;script&gt;</text:p>
            <text:p text:style-name="P10"/>
            <text:p text:style-name="P10"><text:tab/>function useFileReader()</text:p>
            <text:p text:style-name="P10"><text:tab/>{</text:p>
            <text:p text:style-name="P10"><text:tab/><text:tab/>var element = document.getElementById('myF');</text:p>
            <text:p text:style-name="P10"><text:tab/><text:tab/>element.click();</text:p>
            <text:p text:style-name="P10"><text:tab/>}</text:p>
            <text:p text:style-name="P10"/>
            <text:p text:style-name="P10"><text:tab/>function workWithFile(files)</text:p>
            <text:p text:style-name="P10"><text:tab/>{</text:p>
            <text:p text:style-name="P10"><text:tab/><text:tab/>var file = files[0];</text:p>
            <text:p text:style-name="P10"><text:soft-page-break/><text:tab/><text:tab/>var myReader = new FileReader();</text:p>
            <text:p text:style-name="P10"><text:tab/><text:tab/>var ansString = "";</text:p>
            <text:p text:style-name="P10"><text:tab/><text:tab/></text:p>
            <text:p text:style-name="P10"><text:tab/><text:tab/>myReader.readAsText(file);</text:p>
            <text:p text:style-name="P10"><text:tab/><text:tab/></text:p>
            <text:p text:style-name="P10"><text:tab/><text:tab/>myReader.onload = function(e)</text:p>
            <text:p text:style-name="P10"><text:tab/><text:tab/>{</text:p>
            <text:p text:style-name="P10"><text:tab/><text:tab/><text:tab/>ansString = e.target.result;</text:p>
            <text:p text:style-name="P10"><text:tab/><text:tab/><text:tab/>document.getElementById('ansBox').innerHTML = ansString;</text:p>
            <text:p text:style-name="P10"><text:tab/><text:tab/>}</text:p>
            <text:p text:style-name="P10"><text:tab/>}</text:p>
            <text:p text:style-name="P10"/>
            <text:p text:style-name="P10">&lt;/script&gt;</text:p>
          </table:table-cell>
          <table:covered-table-cell/>
        </table:table-row>
        <table:table-row>
          <table:table-cell table:style-name="Таблица1.A2" office:value-type="string">
            <text:p text:style-name="P7">Создание стиля, делающего некрасивый элемент невидимым</text:p>
          </table:table-cell>
          <table:table-cell table:style-name="Таблица1.B2" office:value-type="string">
            <text:p text:style-name="Standard">&lt;style&gt;</text:p>
            <text:p text:style-name="Standard"><text:tab/><text:span text:style-name="T1">.noElement</text:span></text:p>
            <text:p text:style-name="P15"><text:tab/>{</text:p>
            <text:p text:style-name="P15"><text:tab/><text:tab/>display: none;</text:p>
            <text:p text:style-name="P15"><text:tab/>}</text:p>
            <text:p text:style-name="Standard">&lt;/style&gt;</text:p>
          </table:table-cell>
        </table:table-row>
        <table:table-row>
          <table:table-cell table:style-name="Таблица1.B2" table:number-columns-spanned="2" office:value-type="string">
            <text:p text:style-name="P1">Считывание изображения пользователя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дим элемент, в который будет сохранено содержимое изображения</text:p>
          </table:table-cell>
          <table:table-cell table:style-name="Таблица1.B2" office:value-type="string">
            <text:p text:style-name="Table_20_Contents">&lt;img id = <text:span text:style-name="T1">'myPic'</text:span>&gt;</text:p>
          </table:table-cell>
        </table:table-row>
        <table:table-row>
          <table:table-cell table:style-name="Таблица1.B2" table:number-columns-spanned="2" office:value-type="string">
            <text:p text:style-name="P3">Оставляем код из предыдущего раздела, но заменяем часть одной функции</text:p>
            <text:p text:style-name="Table_20_Contents"/>
            <text:p text:style-name="Table_20_Contents">function workWithFile(files)</text:p>
            <text:p text:style-name="Table_20_Contents">{</text:p>
            <text:p text:style-name="Table_20_Contents"><text:tab/>var file = files[0];</text:p>
            <text:p text:style-name="Table_20_Contents"><text:tab/>var myReader = new FileReader();</text:p>
            <text:p text:style-name="Table_20_Contents"><text:tab/>var ansString = "";</text:p>
            <text:p text:style-name="Table_20_Contents"><text:tab/><text:tab/></text:p>
            <text:p text:style-name="Table_20_Contents"><text:tab/><text:span text:style-name="T1">myReader.readAsDataURL(file);</text:span></text:p>
            <text:p text:style-name="Table_20_Contents"><text:tab/><text:tab/></text:p>
            <text:p text:style-name="Table_20_Contents"><text:tab/>myReader.onload = function(e)</text:p>
            <text:p text:style-name="Table_20_Contents"><text:tab/>{</text:p>
            <text:p text:style-name="Table_20_Contents"><text:tab/><text:tab/>ansString = e.target.result;</text:p>
            <text:p text:style-name="Table_20_Contents"><text:tab/><text:tab/><text:span text:style-name="T1">document.getElementById('myPic').src = ansString;</text:span></text:p>
            <text:p text:style-name="Table_20_Contents"><text:tab/>}</text:p>
            <text:p text:style-name="Table_20_Contents">}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тени у <text:span text:style-name="T1">бокса</text:span></text:p>
          </table:table-cell>
          <table:table-cell table:style-name="Таблица1.B2" office:value-type="string">
            <text:p text:style-name="P12">.shadowStyleBox</text:p>
            <text:p text:style-name="P11">{</text:p>
            <text:p text:style-name="P11"><text:tab/>box-shadow: 0.4em 0.4em 5px rgba(255,125,125,0.5);</text:p>
            <text:p text:style-name="P11">}</text:p>
            <text:p text:style-name="P11"/>
            <text:p text:style-name="P11">&lt;div id = 'box' <text:span text:style-name="T1">class = 'shadowStyleBox'</text:span>&gt;</text:p>
            <text:p text:style-name="P11"><text:tab/>...</text:p>
            <text:p text:style-name="P11">&lt;/div&gt;</text:p>
          </table:table-cell>
        </table:table-row>
        <table:table-row table:style-name="Таблица1.46">
          <table:table-cell table:style-name="Таблица1.A2" office:value-type="string">
            <text:p text:style-name="P7">Создание тени у <text:span text:style-name="T1">текста</text:span></text:p>
          </table:table-cell>
          <table:table-cell table:style-name="Таблица1.B2" office:value-type="string">
            <text:p text:style-name="P12">.shadowTextMyStyle</text:p>
            <text:p text:style-name="P11">{</text:p>
            <text:p text:style-name="P11"><text:tab/> text-shadow: 0.2em 0.2em 4px rgba(125,125,125,0.5);</text:p>
            <text:p text:style-name="P11">}</text:p>
            <text:p text:style-name="P11"/>
            <text:p text:style-name="P11">&lt;p <text:span text:style-name="T1">class = 'shadowTextMyStyle'</text:span>&gt; hello all people &lt;/p&gt;</text:p>
          </table:table-cell>
        </table:table-row>
        <text:soft-page-break/>
        <table:table-row>
          <table:table-cell table:style-name="Таблица1.A2" office:value-type="string">
            <text:p text:style-name="Table_20_Contents">Реализация автоматического разбиения слов для переноса текста</text:p>
          </table:table-cell>
          <table:table-cell table:style-name="Таблица1.B2" office:value-type="string">
            <text:p text:style-name="Table_20_Contents">&lt;div id = 'box1' <text:span text:style-name="T1">style = 'word-break: break-all'</text:span>&gt;</text:p>
            <text:p text:style-name="Table_20_Contents"><text:s text:c="4"/><text:span text:style-name="T11">. . .</text:span></text:p>
            <text:p text:style-name="Table_20_Contents">&lt;/div&gt;</text:p>
          </table:table-cell>
        </table:table-row>
        <table:table-row>
          <table:table-cell table:style-name="Таблица1.A2" office:value-type="string">
            <text:p text:style-name="Table_20_Contents">Получить содержимое адресной строки</text:p>
          </table:table-cell>
          <table:table-cell table:style-name="Таблица1.B2" office:value-type="string">
            <text:p text:style-name="Table_20_Contents">var s = location.search;</text:p>
          </table:table-cell>
        </table:table-row>
        <table:table-row>
          <table:table-cell table:style-name="Таблица1.B2" table:number-columns-spanned="2" office:value-type="string">
            <text:p text:style-name="P1">JSON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Отправка двух строк из </text:p>
            <text:p text:style-name="Table_20_Contents">текстовых полей</text:p>
          </table:table-cell>
          <table:table-cell table:style-name="Таблица1.B2" office:value-type="string">
            <text:p text:style-name="P14">let s1 = t1.value;</text:p>
            <text:p text:style-name="P14">let s2 = t2.value;</text:p>
            <text:p text:style-name="P14"><text:tab/><text:tab/></text:p>
            <text:p text:style-name="P14">let myObj = {</text:p>
            <text:p text:style-name="P14"><text:tab/>name: "",</text:p>
            <text:p text:style-name="P14"><text:tab/>age: ""</text:p>
            <text:p text:style-name="P14">}</text:p>
            <text:p text:style-name="P14"><text:tab/><text:tab/></text:p>
            <text:p text:style-name="P14">myObj.name = s1;</text:p>
            <text:p text:style-name="P14">myObj.age = s2;</text:p>
            <text:p text:style-name="P14">let answer = <text:span text:style-name="T1">encodeURIComponent</text:span>(JSON.stringify(myObj));</text:p>
            <text:p text:style-name="P14"/>
            <text:p text:style-name="P14">window.location = "p2.html?" + answer;</text:p>
          </table:table-cell>
        </table:table-row>
        <table:table-row table:style-name="Таблица1.51">
          <table:table-cell table:style-name="Таблица1.A2" office:value-type="string">
            <text:p text:style-name="Table_20_Contents">Приём строк и вывод на экран</text:p>
          </table:table-cell>
          <table:table-cell table:style-name="Таблица1.B2" office:value-type="string">
            <text:p text:style-name="Table_20_Contents">var s = <text:span text:style-name="T1">decodeURIComponent</text:span>(location.search);</text:p>
            <text:p text:style-name="Table_20_Contents"><text:tab/></text:p>
            <text:p text:style-name="Table_20_Contents">function modifyString(s)</text:p>
            <text:p text:style-name="Table_20_Contents">{</text:p>
            <text:p text:style-name="Table_20_Contents"><text:tab/>let flag = false;</text:p>
            <text:p text:style-name="Table_20_Contents"><text:tab/>let n = s.length;</text:p>
            <text:p text:style-name="Table_20_Contents"><text:tab/>let answer = "";</text:p>
            <text:p text:style-name="Table_20_Contents"><text:tab/>for(let i = 0; i &lt; n; ++i)</text:p>
            <text:p text:style-name="Table_20_Contents"><text:tab/>{</text:p>
            <text:p text:style-name="Table_20_Contents"><text:tab/><text:tab/>let c = s.charAt(i);</text:p>
            <text:p text:style-name="Table_20_Contents"><text:tab/><text:tab/></text:p>
            <text:p text:style-name="Table_20_Contents"><text:tab/><text:tab/>if(flag == true)</text:p>
            <text:p text:style-name="Table_20_Contents"><text:tab/><text:tab/><text:tab/>answer += c;</text:p>
            <text:p text:style-name="Table_20_Contents"><text:tab/><text:tab/>else</text:p>
            <text:p text:style-name="Table_20_Contents"><text:tab/><text:tab/>if(c == '{')</text:p>
            <text:p text:style-name="Table_20_Contents"><text:tab/><text:tab/>{</text:p>
            <text:p text:style-name="Table_20_Contents"><text:tab/><text:tab/><text:tab/>flag = true;</text:p>
            <text:p text:style-name="Table_20_Contents"><text:tab/><text:tab/><text:tab/>answer += c;</text:p>
            <text:p text:style-name="Table_20_Contents"><text:tab/><text:tab/>}</text:p>
            <text:p text:style-name="Table_20_Contents"><text:tab/>}</text:p>
            <text:p text:style-name="Table_20_Contents"><text:tab/>return answer;</text:p>
            <text:p text:style-name="Table_20_Contents">}</text:p>
            <text:p text:style-name="Table_20_Contents"/>
            <text:p text:style-name="Table_20_Contents">s = modifyString(s);</text:p>
            <text:p text:style-name="Table_20_Contents"><text:tab/></text:p>
            <text:p text:style-name="Table_20_Contents">let myJSON = JSON.parse(s);</text:p>
            <text:p text:style-name="Table_20_Contents">let s1 = (myJSON.name);</text:p>
            <text:p text:style-name="Table_20_Contents">let s2 = (myJSON.age);</text:p>
            <text:p text:style-name="Table_20_Contents"><text:tab/></text:p>
            <text:p text:style-name="Table_20_Contents">console.log(s1);</text:p>
            <text:p text:style-name="Table_20_Contents">console.log(s2);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">Работа с формой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ём форму</text:p>
          </table:table-cell>
          <table:table-cell table:style-name="Таблица1.B2" office:value-type="string">
            <text:p text:style-name="Table_20_Contents">&lt;form <text:span text:style-name="T1">id = 'myForm1'</text:span>&gt;</text:p>
            <text:p text:style-name="Table_20_Contents">&lt;p&gt;Имя&lt;/p&gt;&lt;input type = 'text'&gt;</text:p>
            <text:p text:style-name="Table_20_Contents">&lt;p&gt;Фамилия&lt;/p&gt;&lt;input type = 'text'&gt;</text:p>
            <text:p text:style-name="Table_20_Contents">&lt;br&gt;</text:p>
            <text:p text:style-name="Table_20_Contents">&lt;br&gt;</text:p>
            <text:p text:style-name="Table_20_Contents">&lt;input type = 'button' value = ' CLICK ' onclick = <text:span text:style-name="T1">'f()'</text:span>&gt;</text:p>
            <text:p text:style-name="Table_20_Contents">&lt;/form&gt;</text:p>
          </table:table-cell>
        </table:table-row>
        <table:table-row>
          <table:table-cell table:style-name="Таблица1.B2" table:number-columns-spanned="2" office:value-type="string">
            <text:p text:style-name="P3">Обращаемся к элементам формы</text:p>
            <text:p text:style-name="Table_20_Contents"/>
            <text:p text:style-name="Table_20_Contents">function f()</text:p>
            <text:p text:style-name="Table_20_Contents">{</text:p>
            <text:p text:style-name="Table_20_Contents"><text:tab/><text:span text:style-name="T1">let myForm1elems = document.getElementById('myForm1').elements;</text:span></text:p>
            <text:p text:style-name="Table_20_Contents"><text:tab/>const n = myForm1elems.length;</text:p>
            <text:p text:style-name="Table_20_Contents"><text:tab/>const s0 = myForm1elems[0].value;</text:p>
            <text:p text:style-name="Table_20_Contents"><text:tab/>const s1 = myForm1elems[1].value;</text:p>
            <text:p text:style-name="Table_20_Contents"><text:tab/>console.log(n + " <text:s text:c="2"/>" + s0 + " <text:s text:c="2"/>" + s1);</text:p>
            <text:p text:style-name="Table_20_Contents">}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">Видимость элемент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прятать объект</text:p>
          </table:table-cell>
          <table:table-cell table:style-name="Таблица1.B2" office:value-type="string">
            <text:p text:style-name="Table_20_Contents">let obj = document.getElementById('pp2');</text:p>
            <text:p text:style-name="P3">obj.hidden = true;</text:p>
          </table:table-cell>
        </table:table-row>
        <table:table-row>
          <table:table-cell table:style-name="Таблица1.A2" office:value-type="string">
            <text:p text:style-name="Table_20_Contents">Показать объект</text:p>
          </table:table-cell>
          <table:table-cell table:style-name="Таблица1.B2" office:value-type="string">
            <text:p text:style-name="Table_20_Contents">let obj = document.getElementById('pp2');</text:p>
            <text:p text:style-name="P3">obj.hidden = false;</text:p>
          </table:table-cell>
        </table:table-row>
        <table:table-row>
          <table:table-cell table:style-name="Таблица1.A2" office:value-type="string">
            <text:p text:style-name="Table_20_Contents">Сделать объект изначально спрятанным</text:p>
          </table:table-cell>
          <table:table-cell table:style-name="Таблица1.B2" office:value-type="string">
            <text:p text:style-name="Table_20_Contents">&lt;p id = 'pp2' <text:span text:style-name="T1">hidden</text:span>&gt;PP pp 222&lt;/p&gt;</text:p>
          </table:table-cell>
        </table:table-row>
        <table:table-row>
          <table:table-cell table:style-name="Таблица1.A2" office:value-type="string">
            <text:p text:style-name="Table_20_Contents">Установить фокус на элементе</text:p>
          </table:table-cell>
          <table:table-cell table:style-name="Таблица1.B2" office:value-type="string">
            <text:p text:style-name="Table_20_Contents">document.getElementById('bbb')<text:span text:style-name="T1">.focus</text:span>();</text:p>
          </table:table-cell>
        </table:table-row>
        <table:table-row>
          <table:table-cell table:style-name="Таблица1.B2" table:number-columns-spanned="2" office:value-type="string">
            <text:p text:style-name="P1">Самовызывающаяся функция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амовызывающаяся функция</text:p>
          </table:table-cell>
          <table:table-cell table:style-name="Таблица1.B2" office:value-type="string">
            <text:p text:style-name="Table_20_Contents">(function () {</text:p>
            <text:p text:style-name="Table_20_Contents"><text:tab/>const s = "hello world";</text:p>
            <text:p text:style-name="Table_20_Contents"><text:tab/>console.log(s);</text:p>
            <text:p text:style-name="Table_20_Contents">})();</text:p>
          </table:table-cell>
        </table:table-row>
        <table:table-row>
          <table:table-cell table:style-name="Таблица1.B2" table:number-columns-spanned="2" office:value-type="string">
            <text:p text:style-name="P1">addEventListener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ём кнопку</text:p>
          </table:table-cell>
          <table:table-cell table:style-name="Таблица1.B2" office:value-type="string">
            <text:p text:style-name="Table_20_Contents">&lt;input type = 'button' id = 'btn_1' value = " OK "&gt;</text:p>
          </table:table-cell>
        </table:table-row>
        <table:table-row table:style-name="Таблица1.64">
          <table:table-cell table:style-name="Таблица1.B2" table:number-columns-spanned="2" office:value-type="string">
            <text:p text:style-name="P3">После загрузки окна добавляем событие к кнопке</text:p>
            <text:p text:style-name="Table_20_Contents"/>
            <text:p text:style-name="Table_20_Contents">&lt;script&gt;</text:p>
            <text:p text:style-name="Table_20_Contents"><text:tab/>window.addEventListener("load",function(){</text:p>
            <text:p text:style-name="Table_20_Contents"><text:tab/><text:tab/>console.log("window was loaded");</text:p>
            <text:p text:style-name="Table_20_Contents"><text:tab/><text:tab/>document.getElementById('btn_1').addEventListener("click",function(){</text:p>
            <text:p text:style-name="Table_20_Contents"><text:tab/><text:tab/><text:tab/>console.log("Btn1 was clicked");</text:p>
            <text:p text:style-name="Table_20_Contents"><text:tab/><text:tab/>});</text:p>
            <text:p text:style-name="Table_20_Contents"><text:tab/>});</text:p>
            <text:p text:style-name="Table_20_Contents">&lt;/script&gt;</text:p>
          </table:table-cell>
          <table:covered-table-cell/>
        </table:table-row>
        <text:soft-page-break/>
        <table:table-row>
          <table:table-cell table:style-name="Таблица1.B2" table:number-columns-spanned="2" office:value-type="string">
            <text:p text:style-name="P1">Получение координат мыши на холсте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холста</text:p>
          </table:table-cell>
          <table:table-cell table:style-name="Таблица1.B2" office:value-type="string">
            <text:p text:style-name="Table_20_Contents">&lt;canvas width = '500' height = '200' id = 'can'&gt;&lt;/canvas&gt;</text:p>
          </table:table-cell>
        </table:table-row>
        <table:table-row>
          <table:table-cell table:style-name="Таблица1.A2" office:value-type="string">
            <text:p text:style-name="Table_20_Contents">Стиль холста</text:p>
          </table:table-cell>
          <table:table-cell table:style-name="Таблица1.B2" office:value-type="string">
            <text:p text:style-name="Table_20_Contents">#can</text:p>
            <text:p text:style-name="Table_20_Contents">{</text:p>
            <text:p text:style-name="Table_20_Contents"><text:tab/>cursor: pointer;</text:p>
            <text:p text:style-name="Table_20_Contents"><text:tab/>position: absolute;</text:p>
            <text:p text:style-name="Table_20_Contents">}</text:p>
          </table:table-cell>
        </table:table-row>
        <table:table-row>
          <table:table-cell table:style-name="Таблица1.B2" table:number-columns-spanned="2" office:value-type="string">
            <text:p text:style-name="P3">Получение координат мыши относительно холста</text:p>
            <text:p text:style-name="Table_20_Contents"/>
            <text:p text:style-name="Table_20_Contents">&lt;script&gt;</text:p>
            <text:p text:style-name="Table_20_Contents"><text:tab/>window.onload = function(){</text:p>
            <text:p text:style-name="Table_20_Contents"><text:tab/><text:tab/>let can = document.getElementById('can');</text:p>
            <text:p text:style-name="Table_20_Contents"><text:tab/><text:tab/>let holst = can.getContext('2d');</text:p>
            <text:p text:style-name="Table_20_Contents"><text:tab/><text:tab/>holst.fillStyle = '#0000FF';</text:p>
            <text:p text:style-name="Table_20_Contents"><text:tab/><text:tab/>holst.fillRect(0, 0, 500, 200);<text:tab/><text:tab/></text:p>
            <text:p text:style-name="Table_20_Contents"><text:tab/><text:tab/><text:span text:style-name="T1">can.addEventListener("click",function(event){</text:span></text:p>
            <text:p text:style-name="P3"><text:tab/><text:tab/><text:tab/>const xMouse = event.offsetX;</text:p>
            <text:p text:style-name="P3"><text:s text:c="35"/>const yMouse = event.offsetY;</text:p>
            <text:p text:style-name="P3"><text:tab/><text:tab/><text:tab/>console.log(xMouse + " ____" + yMouse);</text:p>
            <text:p text:style-name="P3"><text:tab/><text:tab/>});</text:p>
            <text:p text:style-name="Table_20_Contents"><text:tab/>};</text:p>
            <text:p text:style-name="Table_20_Contents">&lt;/script&gt;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16">AJAX <text:span text:style-name="T5">с переменными в теле запроса</text:span></text:p>
          </table:table-cell>
          <table:covered-table-cell/>
        </table:table-row>
        <table:table-row>
          <table:table-cell table:style-name="Таблица1.A2" office:value-type="string">
            <text:p text:style-name="P7">Получаем значения двух переменных</text:p>
          </table:table-cell>
          <table:table-cell table:style-name="Таблица1.B2" office:value-type="string">
            <text:p text:style-name="Table_20_Contents">let a = document.getElementById('t1').value;</text:p>
            <text:p text:style-name="Table_20_Contents">let b = document.getElementById('t2').value;</text:p>
          </table:table-cell>
        </table:table-row>
        <table:table-row>
          <table:table-cell table:style-name="Таблица1.A2" office:value-type="string">
            <text:p text:style-name="Table_20_Contents">Переводим их в целые числа</text:p>
          </table:table-cell>
          <table:table-cell table:style-name="Таблица1.B2" office:value-type="string">
            <text:p text:style-name="Table_20_Contents">a = parseInt(a);</text:p>
            <text:p text:style-name="Table_20_Contents">b = parseInt(b);</text:p>
          </table:table-cell>
        </table:table-row>
        <table:table-row>
          <table:table-cell table:style-name="Таблица1.A2" office:value-type="string">
            <text:p text:style-name="Table_20_Contents">Создаём <text:span text:style-name="T2">JSON </text:span><text:span text:style-name="T5">объект</text:span></text:p>
          </table:table-cell>
          <table:table-cell table:style-name="Таблица1.B2" office:value-type="string">
            <text:p text:style-name="Table_20_Contents">let myObj = {</text:p>
            <text:p text:style-name="Table_20_Contents"><text:tab/>a: 0,</text:p>
            <text:p text:style-name="Table_20_Contents"><text:tab/>b: 0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Инициализируем поля <text:span text:style-name="T2">JSON </text:span><text:span text:style-name="T5">объекта</text:span></text:p>
          </table:table-cell>
          <table:table-cell table:style-name="Таблица1.B2" office:value-type="string">
            <text:p text:style-name="Table_20_Contents">myObj.a = a;</text:p>
            <text:p text:style-name="Table_20_Contents">myObj.b = b;</text:p>
          </table:table-cell>
        </table:table-row>
        <table:table-row>
          <table:table-cell table:style-name="Таблица1.A2" office:value-type="string">
            <text:p text:style-name="Table_20_Contents">Создаём <text:span text:style-name="T2">JSON </text:span><text:span text:style-name="T5">строку</text:span></text:p>
          </table:table-cell>
          <table:table-cell table:style-name="Таблица1.B2" office:value-type="string">
            <text:p text:style-name="Table_20_Contents">let s = JSON.stringify(myObj);</text:p>
          </table:table-cell>
        </table:table-row>
        <table:table-row>
          <table:table-cell table:style-name="Таблица1.A2" office:value-type="string">
            <text:p text:style-name="Table_20_Contents">Создаём строку для хранения адреса сервера</text:p>
          </table:table-cell>
          <table:table-cell table:style-name="Таблица1.B2" office:value-type="string">
            <text:p text:style-name="Table_20_Contents">let url = "http://localhost:5000/myFunction";</text:p>
          </table:table-cell>
        </table:table-row>
        <table:table-row table:style-name="Таблица1.76">
          <table:table-cell table:style-name="Таблица1.B2" table:number-columns-spanned="2" office:value-type="string">
            <text:p text:style-name="Table_20_Contents">Отсылаем асинхронный <text:span text:style-name="T2">AJAX </text:span><text:span text:style-name="T5">запрос, где в </text:span><text:span text:style-name="T7">теле запроса</text:span><text:span text:style-name="T5"> хранится </text:span><text:span text:style-name="T2">JSON </text:span><text:span text:style-name="T5">строка</text:span></text:p>
            <text:p text:style-name="Table_20_Contents"/>
            <text:p text:style-name="Table_20_Contents">var r = new XMLHttpRequest();</text:p>
            <text:p text:style-name="P3">r.open("POST",url, true);</text:p>
            <text:p text:style-name="Table_20_Contents">r.setRequestHeader("Content-Type","<text:span text:style-name="T1">application/json</text:span>;charset=UTF-8");</text:p>
            <text:p text:style-name="Table_20_Contents">r.send(<text:span text:style-name="T1">s</text:span>);</text:p>
            <text:p text:style-name="Table_20_Contents">r.onreadystatechange = function()</text:p>
            <text:p text:style-name="Table_20_Contents">{</text:p>
            <text:p text:style-name="Table_20_Contents"><text:tab/>if(r.readyState === 4 &amp;&amp; r.status === 200) alert(r.responseText);</text:p>
            <text:p text:style-name="Table_20_Contents">}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9-22T17:17:58.40</meta:creation-date>
    <meta:generator>OpenOffice/4.1.1$Win32 OpenOffice.org_project/411m6$Build-9775</meta:generator>
    <dc:date>2017-05-17T19:21:50.68</dc:date>
    <dc:creator>Максим Maxim</dc:creator>
    <meta:editing-duration>PT11H47M6S</meta:editing-duration>
    <meta:editing-cycles>180</meta:editing-cycles>
    <meta:document-statistic meta:table-count="1" meta:image-count="0" meta:object-count="0" meta:page-count="9" meta:paragraph-count="389" meta:word-count="1249" meta:character-count="8918"/>
  </office:meta>
</office:document-meta>
</file>